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 fo:min-height="0.893cm" fo:min-width="3.564cm" fo:wrap-option="wrap"/>
      <style:paragraph-properties style:writing-mode="lr-tb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 fo:min-height="0.512cm" fo:min-width="3.564cm" fo:wrap-option="wrap"/>
      <style:paragraph-properties style:writing-mode="lr-tb"/>
    </style:style>
    <style:style style:name="gr3" style:family="graphic" style:parent-style-name="standard">
      <style:graphic-properties draw:fill="solid" draw:fill-color="#cfe7f5" draw:textarea-horizontal-align="justify" draw:textarea-vertical-align="middle" draw:auto-grow-height="false" fo:min-height="1.401cm" fo:min-width="3.564cm" fo:wrap-option="wrap"/>
      <style:paragraph-properties style:writing-mode="lr-tb"/>
    </style:style>
    <style:style style:name="gr4" style:family="graphic" style:parent-style-name="standard">
      <style:graphic-properties draw:fill="solid" draw:fill-color="#cfe7f5" draw:textarea-horizontal-align="justify" draw:textarea-vertical-align="middle" draw:auto-grow-height="false" fo:min-height="1.528cm" fo:min-width="3.564cm" fo:wrap-option="wrap"/>
      <style:paragraph-properties style:writing-mode="lr-tb"/>
    </style:style>
    <style:style style:name="gr5" style:family="graphic" style:parent-style-name="standard">
      <style:graphic-properties draw:fill="solid" draw:fill-color="#ccffcc" draw:textarea-horizontal-align="justify" draw:textarea-vertical-align="middle" draw:auto-grow-height="false" fo:min-height="1.782cm" fo:min-width="3.564cm" fo:wrap-option="wrap"/>
      <style:paragraph-properties style:writing-mode="lr-tb"/>
    </style:style>
    <style:style style:name="gr6" style:family="graphic" style:parent-style-name="standard">
      <style:graphic-properties draw:fill="solid" draw:fill-color="#ccffcc" draw:textarea-horizontal-align="justify" draw:textarea-vertical-align="middle" draw:auto-grow-height="false" fo:min-height="2.29cm" fo:min-width="3.564cm" fo:wrap-option="wrap"/>
      <style:paragraph-properties style:writing-mode="lr-tb"/>
    </style:style>
    <style:style style:name="gr7" style:family="graphic" style:parent-style-name="standard">
      <style:graphic-properties draw:fill="solid" draw:fill-color="#ccffcc" draw:textarea-horizontal-align="justify" draw:textarea-vertical-align="middle" draw:auto-grow-height="false" fo:min-height="0.893cm" fo:min-width="3.564cm" fo:wrap-option="wrap"/>
      <style:paragraph-properties style:writing-mode="lr-tb"/>
    </style:style>
    <style:style style:name="gr8" style:family="graphic" style:parent-style-name="standard">
      <style:graphic-properties draw:fill="solid" draw:fill-color="#dddddd" draw:textarea-horizontal-align="justify" draw:textarea-vertical-align="middle" draw:auto-grow-height="false" fo:min-height="6.354cm" fo:min-width="3.564cm" fo:wrap-option="wrap"/>
      <style:paragraph-properties style:writing-mode="lr-tb"/>
    </style:style>
    <style:style style:name="gr9" style:family="graphic" style:parent-style-name="standard">
      <style:graphic-properties draw:fill="solid" draw:fill-color="#dddddd" draw:textarea-horizontal-align="justify" draw:textarea-vertical-align="middle" draw:auto-grow-height="false" fo:min-height="5.846cm" fo:min-width="3.564cm" fo:wrap-option="wrap"/>
      <style:paragraph-properties style:writing-mode="lr-tb"/>
    </style:style>
    <style:style style:name="gr10" style:family="graphic" style:parent-style-name="standard">
      <style:graphic-properties draw:fill="solid" draw:fill-color="#dddddd" draw:textarea-horizontal-align="justify" draw:textarea-vertical-align="middle" draw:auto-grow-height="false" fo:min-height="7.116cm" fo:min-width="3.564cm" fo:wrap-option="wrap"/>
      <style:paragraph-properties style:writing-mode="lr-tb"/>
    </style:style>
    <style:style style:name="gr11" style:family="graphic" style:parent-style-name="standard">
      <style:graphic-properties draw:fill="solid" draw:fill-color="#dddddd" draw:textarea-horizontal-align="justify" draw:textarea-vertical-align="middle" draw:auto-grow-height="false" fo:min-height="6.227cm" fo:min-width="3.564cm" fo:wrap-option="wrap"/>
      <style:paragraph-properties style:writing-mode="lr-tb"/>
    </style:style>
    <style:style style:name="gr12" style:family="graphic" style:parent-style-name="standard">
      <style:graphic-properties draw:fill="solid" draw:fill-color="#ffffff" draw:textarea-horizontal-align="right" draw:textarea-vertical-align="middle" draw:auto-grow-height="false" fo:min-height="0.258cm" fo:min-width="1.278cm" fo:wrap-option="wrap"/>
      <style:paragraph-properties style:writing-mode="lr-tb"/>
    </style:style>
    <style:style style:name="gr13" style:family="graphic" style:parent-style-name="objectwithoutfill">
      <style:graphic-properties draw:fill="solid" draw:textarea-vertical-align="middle"/>
    </style:style>
    <style:style style:name="gr14" style:family="graphic" style:parent-style-name="standard">
      <style:graphic-properties draw:fill="solid" draw:fill-color="#ffffff" draw:textarea-horizontal-align="center" draw:textarea-vertical-align="middle" draw:auto-grow-height="false" fo:min-height="0.258cm" fo:min-width="1.278cm" fo:wrap-option="wrap"/>
      <style:paragraph-properties style:writing-mode="lr-tb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="solid" draw:fill-color="#000000"/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solid" draw:fill-color="#ffffcc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solid" draw:fill-color="#cfe7f5"/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solid" draw:fill-color="#ccffcc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solid" draw:fill-color="#dddddd"/>
      <style:paragraph-properties fo:text-align="center"/>
      <style:text-properties fo:font-size="12pt" style:font-size-asian="12pt" style:font-size-complex="12pt"/>
    </style:style>
    <style:style style:name="P7" style:family="paragraph">
      <style:paragraph-properties fo:text-align="end"/>
      <style:text-properties fo:font-size="12pt" style:font-size-asian="12pt" style:font-size-complex="12pt"/>
    </style:style>
    <style:style style:name="P8" style:family="paragraph">
      <loext:graphic-properties draw:fill="solid" draw:fill-color="#ffffff"/>
      <style:paragraph-properties fo:text-align="end"/>
      <style:text-properties fo:font-size="12pt" style:font-size-asian="12pt" style:font-size-complex="12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064cm" svg:height="1.143cm" svg:x="4.048cm" svg:y="4.556cm">
          <text:p text:style-name="P1"><text:span text:style-name="T1">Card Monitor 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064cm" svg:height="1.143cm" svg:x="8.112cm" svg:y="4.556cm">
          <text:p text:style-name="P1"><text:span text:style-name="T1">Tape Monitor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064cm" svg:height="1.143cm" svg:x="12.176cm" svg:y="4.556cm">
          <text:p text:style-name="P1"><text:span text:style-name="T1">Floating Tape </text:span><text:span text:style-name="T1">Monitor 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064cm" svg:height="1.143cm" svg:x="16.24cm" svg:y="4.556cm">
          <text:p text:style-name="P1"><text:span text:style-name="T1">MOD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064cm" svg:height="0.762cm" svg:x="4.048cm" svg:y="5.699cm">
          <text:p text:style-name="P1"><text:span text:style-name="T1">Index Regis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064cm" svg:height="0.762cm" svg:x="8.112cm" svg:y="5.699cm">
          <text:p text:style-name="P1"><text:span text:style-name="T1">Index Regis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064cm" svg:height="0.762cm" svg:x="12.176cm" svg:y="5.699cm">
          <text:p text:style-name="P1"><text:span text:style-name="T1">Index Register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064cm" svg:height="0.762cm" svg:x="16.24cm" svg:y="5.699cm">
          <text:p text:style-name="P1"><text:span text:style-name="T1">Index Registers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064cm" svg:height="1.651cm" svg:x="4.048cm" svg:y="6.461cm">
          <text:p text:style-name="P1"><text:span text:style-name="T1">Communication Area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064cm" svg:height="1.651cm" svg:x="8.112cm" svg:y="6.461cm">
          <text:p text:style-name="P1"><text:span text:style-name="T1">Communication Are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064cm" svg:height="1.778cm" svg:x="12.176cm" svg:y="6.461cm">
          <text:p text:style-name="P1"><text:span text:style-name="T1">Communication Area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064cm" svg:height="1.778cm" svg:x="16.24cm" svg:y="6.461cm">
          <text:p text:style-name="P1"><text:span text:style-name="T1">Supervisor Communication Area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064cm" svg:height="2.032cm" svg:x="4.048cm" svg:y="8.112cm">
          <text:p text:style-name="P1"><text:span text:style-name="T1">Monitor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064cm" svg:height="2.54cm" svg:x="8.112cm" svg:y="8.112cm">
          <text:p text:style-name="P1"><text:span text:style-name="T1">Monitor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4.064cm" svg:height="1.143cm" svg:x="12.176cm" svg:y="15.605cm">
          <text:p text:style-name="P1"><text:span text:style-name="T1">Monitor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.064cm" svg:height="6.604cm" svg:x="4.048cm" svg:y="10.144cm">
          <text:p text:style-name="P1"><text:span text:style-name="T1">Program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.064cm" svg:height="6.096cm" svg:x="8.112cm" svg:y="10.652cm">
          <text:p text:style-name="P1"><text:span text:style-name="T1">Program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064cm" svg:height="7.366cm" svg:x="12.176cm" svg:y="8.239cm">
          <text:p text:style-name="P1"><text:span text:style-name="T1">Program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4.064cm" svg:height="2.032cm" svg:x="16.24cm" svg:y="14.716cm">
          <text:p text:style-name="P1"><text:span text:style-name="T1">Supervisor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4.064cm" svg:height="6.477cm" svg:x="16.24cm" svg:y="8.239cm">
          <text:p text:style-name="P1"><text:span text:style-name="T1">Program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778cm" svg:height="0.508cm" svg:x="1cm" svg:y="6.461cm">
          <text:p text:style-name="P7"><text:span text:style-name="T1">010</text:span><text:span text:style-name="T1">0</text:span></text:p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2.778cm" svg:y1="6.461cm" svg:x2="4.048cm" svg:y2="6.461cm">
          <text:p/>
        </draw:line>
        <draw:custom-shape draw:style-name="gr12" draw:text-style-name="P8" draw:layer="layout" svg:width="1.778cm" svg:height="0.508cm" svg:x="1cm" svg:y="5.699cm">
          <text:p text:style-name="P7"><text:span text:style-name="T1">0</text:span></text:p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2.778cm" svg:y1="5.699cm" svg:x2="4.048cm" svg:y2="5.699cm">
          <text:p/>
        </draw:line>
        <draw:custom-shape draw:style-name="gr12" draw:text-style-name="P8" draw:layer="layout" svg:width="1.778cm" svg:height="0.508cm" svg:x="1cm" svg:y="8.112cm">
          <text:p text:style-name="P7"><text:span text:style-name="T1">0234</text:span></text:p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2.524cm" svg:y1="8.112cm" svg:x2="4.048cm" svg:y2="8.112cm">
          <text:p/>
        </draw:line>
        <draw:custom-shape draw:style-name="gr14" draw:text-style-name="P10" draw:layer="layout" svg:width="1.778cm" svg:height="0.508cm" svg:x="5.191cm" svg:y="10.144cm">
          <text:p text:style-name="P1"><text:span text:style-name="T1">01750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.778cm" svg:height="0.508cm" svg:x="9.128cm" svg:y="10.652cm">
          <text:p text:style-name="P1"><text:span text:style-name="T1">02474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.778cm" svg:height="0.508cm" svg:x="13.319cm" svg:y="8.239cm">
          <text:p text:style-name="P1"><text:span text:style-name="T1">0276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778cm" svg:height="0.508cm" svg:x="1cm" svg:y="16.24cm">
          <text:p text:style-name="P7"><text:span text:style-name="T1">END</text:span></text:p>
          <draw:enhanced-geometry svg:viewBox="0 0 21600 21600" draw:type="rectangle" draw:enhanced-path="M 0 0 L 21600 0 21600 21600 0 21600 0 0 Z N"/>
        </draw:custom-shape>
        <draw:line draw:style-name="gr13" draw:text-style-name="P9" draw:layer="layout" svg:x1="2.778cm" svg:y1="16.748cm" svg:x2="4.048cm" svg:y2="16.748cm">
          <text:p/>
        </draw:line>
        <draw:custom-shape draw:style-name="gr14" draw:text-style-name="P10" draw:layer="layout" svg:width="1.778cm" svg:height="0.508cm" svg:x="13.319cm" svg:y="15.097cm">
          <text:p text:style-name="P1"><text:span text:style-name="T1">(0273)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.778cm" svg:height="0.508cm" svg:x="17.383cm" svg:y="8.239cm">
          <text:p text:style-name="P1"><text:span text:style-name="T1">0276</text:span></text:p>
          <draw:enhanced-geometry svg:viewBox="0 0 21600 21600" draw:type="rectangle" draw:enhanced-path="M 0 0 L 21600 0 21600 21600 0 21600 0 0 Z N"/>
        </draw:custom-shape>
        <draw:custom-shape draw:style-name="gr14" draw:text-style-name="P10" draw:layer="layout" svg:width="1.778cm" svg:height="0.508cm" svg:x="17.383cm" svg:y="14.208cm">
          <text:p text:style-name="P1"><text:span text:style-name="T1">(0273)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3T16:06:37.389924533</meta:creation-date>
    <dc:date>2022-05-23T17:07:16.619046375</dc:date>
    <meta:editing-duration>PT39M24S</meta:editing-duration>
    <meta:editing-cycles>2</meta:editing-cycles>
    <meta:generator>LibreOffice/6.4.7.2$Linux_X86_64 LibreOffice_project/40$Build-2</meta:generator>
    <meta:document-statistic meta:object-count="34"/>
  </office:meta>
</office:document-meta>
</file>